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16726b" officeooo:paragraph-rsid="053a82b3"/>
    </style:style>
    <style:style style:name="P4" style:family="paragraph" style:parent-style-name="Text_20_body">
      <style:text-properties officeooo:rsid="051857fb" officeooo:paragraph-rsid="053a82b3"/>
    </style:style>
    <style:style style:name="P5" style:family="paragraph" style:parent-style-name="Text_20_body">
      <style:paragraph-properties fo:line-height="100%"/>
      <style:text-properties officeooo:rsid="04af6545" officeooo:paragraph-rsid="04af6545"/>
    </style:style>
    <style:style style:name="P6" style:family="paragraph" style:parent-style-name="Text_20_body">
      <style:text-properties officeooo:rsid="054277b2" officeooo:paragraph-rsid="05510f7d"/>
    </style:style>
    <style:style style:name="P7" style:family="paragraph" style:parent-style-name="Text_20_body">
      <style:text-properties officeooo:rsid="05830722" officeooo:paragraph-rsid="05830722"/>
    </style:style>
    <style:style style:name="P8" style:family="paragraph" style:parent-style-name="Text_20_body">
      <style:text-properties fo:font-weight="normal" officeooo:rsid="05830722" officeooo:paragraph-rsid="05830722" style:font-weight-asian="normal" style:font-weight-complex="normal"/>
    </style:style>
    <style:style style:name="P9" style:family="paragraph" style:parent-style-name="Text_20_body">
      <style:text-properties officeooo:rsid="060f128b" officeooo:paragraph-rsid="05995f01"/>
    </style:style>
    <style:style style:name="P10" style:family="paragraph" style:parent-style-name="Text_20_body">
      <style:paragraph-properties fo:text-align="start" style:justify-single-word="false" style:writing-mode="lr-tb"/>
      <style:text-properties fo:font-style="italic" officeooo:rsid="051857fb" officeooo:paragraph-rsid="053a82b3" style:font-style-asian="italic" style:font-style-complex="italic"/>
    </style:style>
    <style:style style:name="P11" style:family="paragraph" style:parent-style-name="Text_20_body">
      <style:paragraph-properties fo:text-align="start" style:justify-single-word="false" style:writing-mode="lr-tb"/>
      <style:text-properties officeooo:rsid="0585ebea" officeooo:paragraph-rsid="0585ebea"/>
    </style:style>
    <style:style style:name="P12" style:family="paragraph" style:parent-style-name="Text_20_body">
      <style:paragraph-properties fo:text-align="start" style:justify-single-word="false" style:writing-mode="lr-tb"/>
      <style:text-properties style:text-position="0% 100%" officeooo:rsid="058696ee" officeooo:paragraph-rsid="058696ee"/>
    </style:style>
    <style:style style:name="P13" style:family="paragraph" style:parent-style-name="Text_20_body">
      <style:paragraph-properties fo:text-align="start" style:justify-single-word="false" style:writing-mode="lr-tb"/>
      <style:text-properties style:text-position="0% 100%" officeooo:rsid="050f744d" officeooo:paragraph-rsid="0596224c"/>
    </style:style>
    <style:style style:name="P14" style:family="paragraph" style:parent-style-name="Text_20_body">
      <style:paragraph-properties fo:text-align="end" style:justify-single-word="false" style:writing-mode="rl-tb"/>
      <style:text-properties style:text-position="0% 100%" officeooo:rsid="051fec76" officeooo:paragraph-rsid="053a82b3"/>
    </style:style>
    <style:style style:name="P15" style:family="paragraph" style:parent-style-name="Text_20_body">
      <style:paragraph-properties fo:text-align="end" style:justify-single-word="false" style:writing-mode="rl-tb"/>
      <style:text-properties style:text-position="0% 100%" officeooo:rsid="0585ebea" officeooo:paragraph-rsid="0585ebea"/>
    </style:style>
    <style:style style:name="P16" style:family="paragraph" style:parent-style-name="Text_20_body">
      <style:paragraph-properties fo:text-align="end" style:justify-single-word="false" style:writing-mode="rl-tb"/>
      <style:text-properties style:text-position="0% 100%" officeooo:rsid="058d8a55" officeooo:paragraph-rsid="058d8a55"/>
    </style:style>
    <style:style style:name="P17" style:family="paragraph" style:parent-style-name="Text_20_body">
      <style:paragraph-properties fo:text-align="end" style:justify-single-word="false" style:writing-mode="rl-tb"/>
      <style:text-properties style:text-position="0% 100%" officeooo:rsid="057c5569" officeooo:paragraph-rsid="05995f01"/>
    </style:style>
    <style:style style:name="P18" style:family="paragraph" style:parent-style-name="Text_20_body">
      <style:paragraph-properties fo:text-align="end" style:justify-single-word="false" style:writing-mode="rl-tb"/>
      <style:text-properties officeooo:paragraph-rsid="053a82b3"/>
    </style:style>
    <style:style style:name="P19" style:family="paragraph" style:parent-style-name="Text_20_body">
      <style:paragraph-properties fo:text-align="end" style:justify-single-word="false" style:writing-mode="rl-tb"/>
      <style:text-properties officeooo:rsid="0585ebea" officeooo:paragraph-rsid="0585ebea"/>
    </style:style>
    <style:style style:name="P20" style:family="paragraph" style:parent-style-name="Text_20_body">
      <style:paragraph-properties fo:text-align="end" style:justify-single-word="false" style:writing-mode="rl-tb"/>
      <style:text-properties officeooo:rsid="058696ee" officeooo:paragraph-rsid="058696ee"/>
    </style:style>
    <style:style style:name="P21" style:family="paragraph" style:parent-style-name="Text_20_body">
      <style:paragraph-properties fo:text-align="end" style:justify-single-word="false" style:writing-mode="rl-tb"/>
      <style:text-properties officeooo:rsid="057c5569" officeooo:paragraph-rsid="05995f01"/>
    </style:style>
    <style:style style:name="P22" style:family="paragraph" style:parent-style-name="Heading_20_2">
      <style:paragraph-properties fo:text-align="end" style:justify-single-word="false" style:writing-mode="rl-tb"/>
      <style:text-properties officeooo:rsid="052623dc" officeooo:paragraph-rsid="05510f7d"/>
    </style:style>
    <style:style style:name="P23" style:family="paragraph" style:parent-style-name="Heading_20_2">
      <style:paragraph-properties fo:text-align="end" style:justify-single-word="false" style:writing-mode="rl-tb"/>
      <style:text-properties officeooo:rsid="052623dc" officeooo:paragraph-rsid="0585ebea"/>
    </style:style>
    <style:style style:name="P24" style:family="paragraph" style:parent-style-name="Heading_20_2">
      <style:paragraph-properties fo:text-align="end" style:justify-single-word="false" style:writing-mode="rl-tb"/>
      <style:text-properties officeooo:rsid="052ad1a0" officeooo:paragraph-rsid="05995f01"/>
    </style:style>
    <style:style style:name="P25" style:family="paragraph" style:parent-style-name="Heading_20_2">
      <style:paragraph-properties fo:break-before="page"/>
    </style:style>
    <style:style style:name="P26" style:family="paragraph" style:parent-style-name="Heading_20_1">
      <style:paragraph-properties fo:line-height="100%"/>
      <style:text-properties officeooo:rsid="04af6545" officeooo:paragraph-rsid="057e19f6"/>
    </style:style>
    <style:style style:name="P27" style:family="paragraph" style:parent-style-name="Text_20_body" style:list-style-name="L1">
      <style:text-properties officeooo:rsid="05830722" officeooo:paragraph-rsid="05830722"/>
    </style:style>
    <style:style style:name="P28" style:family="paragraph" style:parent-style-name="Text_20_body" style:list-style-name="L3">
      <style:text-properties officeooo:rsid="060f128b" officeooo:paragraph-rsid="05995f01"/>
    </style:style>
    <style:style style:name="P29" style:family="paragraph" style:parent-style-name="Text_20_body" style:list-style-name="L3">
      <style:text-properties fo:font-weight="bold" officeooo:rsid="060f128b" officeooo:paragraph-rsid="05995f01" style:font-weight-asian="bold" style:font-weight-complex="bold"/>
    </style:style>
    <style:style style:name="P30" style:family="paragraph" style:parent-style-name="Text_20_body" style:list-style-name="L2">
      <style:paragraph-properties fo:text-align="end" style:justify-single-word="false" style:writing-mode="rl-tb"/>
      <style:text-properties style:text-position="0% 100%" officeooo:rsid="058696ee" officeooo:paragraph-rsid="059143aa"/>
    </style:style>
    <style:style style:name="P31" style:family="paragraph" style:parent-style-name="Text_20_body" style:list-style-name="L2">
      <style:paragraph-properties fo:text-align="end" style:justify-single-word="false" style:writing-mode="rl-tb"/>
      <style:text-properties officeooo:paragraph-rsid="058e42d4"/>
    </style:style>
    <style:style style:name="P32" style:family="paragraph" style:parent-style-name="Text_20_body" style:list-style-name="L4">
      <style:paragraph-properties fo:text-align="end" style:justify-single-word="false" style:writing-mode="rl-tb"/>
      <style:text-properties officeooo:rsid="057c5569" officeooo:paragraph-rsid="05995f01"/>
    </style:style>
    <style:style style:name="P33" style:family="paragraph" style:parent-style-name="Text_20_body" style:list-style-name="L5">
      <style:paragraph-properties fo:text-align="start" style:justify-single-word="false" style:writing-mode="lr-tb"/>
      <style:text-properties officeooo:paragraph-rsid="0596224c"/>
    </style:style>
    <style:style style:name="P34" style:family="paragraph" style:parent-style-name="Heading_20_3" style:list-style-name="L5">
      <style:paragraph-properties fo:line-height="100%" fo:text-align="start" style:justify-single-word="false" style:writing-mode="lr-tb"/>
      <style:text-properties officeooo:paragraph-rsid="0596224c"/>
    </style:style>
    <style:style style:name="T1" style:family="text">
      <style:text-properties officeooo:rsid="05139ee2"/>
    </style:style>
    <style:style style:name="T2" style:family="text">
      <style:text-properties officeooo:rsid="05180aee"/>
    </style:style>
    <style:style style:name="T3" style:family="text">
      <style:text-properties style:text-position="sub 58%"/>
    </style:style>
    <style:style style:name="T4" style:family="text">
      <style:text-properties style:text-position="sub 58%" fo:font-style="italic" style:font-style-asian="italic" style:font-style-complex="italic"/>
    </style:style>
    <style:style style:name="T5" style:family="text">
      <style:text-properties style:text-position="sub 58%" fo:font-style="italic" officeooo:rsid="051fec76" style:font-style-asian="italic" style:font-style-complex="italic"/>
    </style:style>
    <style:style style:name="T6" style:family="text">
      <style:text-properties style:text-position="sub 58%" officeooo:rsid="051fec76"/>
    </style:style>
    <style:style style:name="T7" style:family="text">
      <style:text-properties style:text-position="sub 58%" officeooo:rsid="052623dc"/>
    </style:style>
    <style:style style:name="T8" style:family="text">
      <style:text-properties style:text-position="0% 100%"/>
    </style:style>
    <style:style style:name="T9" style:family="text">
      <style:text-properties style:text-position="0% 100%" fo:font-style="italic" style:font-style-asian="italic" style:font-style-complex="italic"/>
    </style:style>
    <style:style style:name="T10" style:family="text">
      <style:text-properties style:text-position="0% 100%" officeooo:rsid="0518a5f0"/>
    </style:style>
    <style:style style:name="T11" style:family="text">
      <style:text-properties style:text-position="0% 100%" officeooo:rsid="052623dc"/>
    </style:style>
    <style:style style:name="T12" style:family="text">
      <style:text-properties style:text-position="0% 100%" officeooo:rsid="0526c858"/>
    </style:style>
    <style:style style:name="T13" style:family="text">
      <style:text-properties style:text-position="0% 100%" officeooo:rsid="051fec76"/>
    </style:style>
    <style:style style:name="T14" style:family="text">
      <style:text-properties style:text-position="0% 100%" officeooo:rsid="053d3269"/>
    </style:style>
    <style:style style:name="T15" style:family="text">
      <style:text-properties style:text-position="0% 100%" officeooo:rsid="0585ebea"/>
    </style:style>
    <style:style style:name="T16" style:family="text">
      <style:text-properties style:text-position="0% 100%" officeooo:rsid="058696ee"/>
    </style:style>
    <style:style style:name="T17" style:family="text">
      <style:text-properties style:text-position="0% 100%" officeooo:rsid="0589ecae"/>
    </style:style>
    <style:style style:name="T18" style:family="text">
      <style:text-properties style:text-position="0% 100%" officeooo:rsid="058a8887"/>
    </style:style>
    <style:style style:name="T19" style:family="text">
      <style:text-properties style:text-position="0% 100%" officeooo:rsid="058e42d4"/>
    </style:style>
    <style:style style:name="T20" style:family="text">
      <style:text-properties style:text-position="0% 100%" officeooo:rsid="058d8a55"/>
    </style:style>
    <style:style style:name="T21" style:family="text">
      <style:text-properties style:text-position="0% 100%" officeooo:rsid="05928d26"/>
    </style:style>
    <style:style style:name="T22" style:family="text">
      <style:text-properties style:text-position="0% 100%" officeooo:rsid="059419bf"/>
    </style:style>
    <style:style style:name="T23" style:family="text">
      <style:text-properties style:text-position="0% 100%" officeooo:rsid="059d3023"/>
    </style:style>
    <style:style style:name="T24" style:family="text">
      <style:text-properties fo:font-style="italic" style:font-style-asian="italic" style:font-style-complex="italic"/>
    </style:style>
    <style:style style:name="T25" style:family="text">
      <style:text-properties fo:font-style="italic" officeooo:rsid="051fec76" style:font-style-asian="italic" style:font-style-complex="italic"/>
    </style:style>
    <style:style style:name="T26" style:family="text">
      <style:text-properties officeooo:rsid="0518a5f0"/>
    </style:style>
    <style:style style:name="T27" style:family="text">
      <style:text-properties officeooo:rsid="051fec76"/>
    </style:style>
    <style:style style:name="T28" style:family="text">
      <style:text-properties fo:font-size="10pt" officeooo:rsid="05139ee2" style:font-size-asian="10pt" style:font-size-complex="10pt"/>
    </style:style>
    <style:style style:name="T29" style:family="text">
      <style:text-properties officeooo:rsid="05226f8d"/>
    </style:style>
    <style:style style:name="T30" style:family="text">
      <style:text-properties officeooo:rsid="052c9289"/>
    </style:style>
    <style:style style:name="T31" style:family="text">
      <style:text-properties officeooo:rsid="054740c5"/>
    </style:style>
    <style:style style:name="T32" style:family="text">
      <style:text-properties officeooo:rsid="054277b2"/>
    </style:style>
    <style:style style:name="T33" style:family="text">
      <style:text-properties officeooo:rsid="0550dfd7"/>
    </style:style>
    <style:style style:name="T34" style:family="text">
      <style:text-properties officeooo:rsid="056c292d"/>
    </style:style>
    <style:style style:name="T35" style:family="text">
      <style:text-properties officeooo:rsid="056e2f5e"/>
    </style:style>
    <style:style style:name="T36" style:family="text">
      <style:text-properties officeooo:rsid="05928d26"/>
    </style:style>
    <style:style style:name="T37" style:family="text">
      <style:text-properties officeooo:rsid="044d6347"/>
    </style:style>
    <style:style style:name="T38" style:family="text">
      <style:text-properties style:font-name="Times New Roman" fo:font-style="normal" fo:font-weight="normal" officeooo:rsid="0536befe" style:font-style-asian="normal" style:font-weight-asian="normal" style:font-style-complex="normal" style:font-weight-complex="normal"/>
    </style:style>
    <style:style style:name="T39" style:family="text">
      <style:text-properties style:font-name="Times New Roman" fo:font-style="normal" fo:font-weight="normal" officeooo:rsid="053809d1" style:font-style-asian="normal" style:font-weight-asian="normal" style:font-style-complex="normal" style:font-weight-complex="normal"/>
    </style:style>
    <style:style style:name="T40" style:family="text">
      <style:text-properties style:font-name="David CLM" fo:font-style="normal" officeooo:rsid="071ebc14" style:font-style-asian="normal" style:font-name-complex="David CLM" style:font-style-complex="normal"/>
    </style:style>
    <style:style style:name="T41" style:family="text">
      <style:text-properties style:font-name="David CLM" fo:font-style="normal" officeooo:rsid="0722200f" style:font-style-asian="normal" style:font-name-complex="David CLM" style:font-style-complex="normal"/>
    </style:style>
    <style:style style:name="T42" style:family="text">
      <style:text-properties style:font-name="David CLM" fo:font-style="normal" officeooo:rsid="0536befe" style:font-style-asian="normal" style:font-name-complex="David CLM" style:font-style-complex="normal"/>
    </style:style>
    <style:style style:name="T43" style:family="text">
      <style:text-properties style:font-name="David CLM" fo:font-style="normal" officeooo:rsid="05ede1b6" style:font-style-asian="normal" style:font-name-complex="David CLM" style:font-style-complex="normal"/>
    </style:style>
    <style:style style:name="T44" style:family="text">
      <style:text-properties style:font-name="David CLM" fo:font-style="normal" fo:font-weight="normal" officeooo:rsid="0536befe" style:font-style-asian="normal" style:font-weight-asian="normal" style:font-name-complex="David CLM" style:font-style-complex="normal" style:font-weight-complex="normal"/>
    </style:style>
    <style:style style:name="T45" style:family="text">
      <style:text-properties style:font-name="David CLM" fo:font-style="normal" fo:font-weight="normal" officeooo:rsid="0722200f" style:font-style-asian="normal" style:font-weight-asian="normal" style:font-name-complex="David CLM" style:font-style-complex="normal" style:font-weight-complex="normal"/>
    </style:style>
    <style:style style:name="T46" style:family="text">
      <style:text-properties style:font-name="David CLM" fo:font-style="normal" fo:font-weight="bold" officeooo:rsid="0536befe" style:font-style-asian="normal" style:font-name-complex="David CLM" style:font-style-complex="normal"/>
    </style:style>
    <style:style style:name="T47" style:family="text">
      <style:text-properties officeooo:rsid="057c39d8"/>
    </style:style>
    <style:style style:name="T48" style:family="text">
      <style:text-properties fo:font-weight="normal" officeooo:rsid="057c39d8" style:font-weight-asian="normal" style:font-weight-complex="normal"/>
    </style:style>
    <style:style style:name="T49" style:family="text">
      <style:text-properties officeooo:rsid="059a6ff2"/>
    </style:style>
    <style:style style:name="T50" style:family="text">
      <style:text-properties officeooo:rsid="059b9eec"/>
    </style:style>
    <style:style style:name="T51" style:family="text">
      <style:text-properties officeooo:rsid="059d3023"/>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text:span text:style-name="T29">מטלה</text:span> <text:span text:style-name="T30">- מכרזים: וק"ג, פירסום, מיירסון</text:span></text:h>
      <text:p text:style-name="P5">יש לענות על שאלה אחת לבחירתכם.</text:p>
      <text:p text:style-name="P5"/>
      <text:p text:style-name="Heading_20_2">שאלה <text:span text:style-name="T33">1</text:span>: <text:span text:style-name="T31">שוק דו-צדדי</text:span></text:p>
      <text:p text:style-name="P7">אחד השימושים של תורת המכרזים הוא ניהול אוטומטי של שוק דו-צדדי, כמו בבורסה. בבורסה יש הרבה קונים, הרבה מוכרים, והרבה חפצים (מניות). אבל כדי להבין מה קורה, אנחנו נתייחס לגירסה מוקטנת של השוק, שבה יש רק קונה אחד, מוכר אחד, וחפץ אחד.</text:p>
      <text:p text:style-name="P7">מוכר אחד מגיע לשוק עם חפץ אחד. ערך החפץ בעיני המוכר הוא s.</text:p>
      <text:p text:style-name="P7">קונה אחד מגיע לשוק, הוא רואה את החפץ וחושב שהוא שווה b.</text:p>
      <text:p text:style-name="P7">אתם, מנהלי השוק, צריכים להחליט:</text:p>
      <text:list xml:id="list4261187167" text:style-name="L1">
        <text:list-item>
          <text:p text:style-name="P27">א. האם המוכר ייתן את החפץ לקונה, או יחזור עם החפץ הביתה?</text:p>
        </text:list-item>
        <text:list-item>
          <text:p text:style-name="P27">ב. כמה כסף ישלם הקונה?</text:p>
        </text:list-item>
        <text:list-item>
          <text:p text:style-name="P27">ג. כמה כסף יקבל המוכר?</text:p>
        </text:list-item>
        <text:list-item>
          <text:p text:style-name="P27">ד. כמה כסף יישאר לכם בכיס כ"דמי תיווך"?</text:p>
        </text:list-item>
      </text:list>
      <text:p text:style-name="P8">הציעו מכרז אמיתי ויעיל-פארטו, המבוסס על VCG, לפתרון הבעיה. הסבירו בפירוט מה יעשה המכרז בכל אחד מהסעיפים א עד ד. <text:s/>מה הבעיה במכרז זה?</text:p>
      <text:p text:style-name="P22">שאלה<text:span text:style-name="T36"> 2</text:span>: <text:span text:style-name="T32">הפיכת אלגוריתם למכרז</text:span></text:p>
      <text:p text:style-name="P6">מיצאו אלגוריתם נוסף שאתם מכירים<text:span text:style-name="T35">, שונה מהאלגוריתמים שנלמדו בכיתה</text:span>, שאפשר להפוך אותו <text:span text:style-name="T49">למכרז</text:span>. תארו <text:span text:style-name="T34">בפירוט </text:span>את הקלט <text:span text:style-name="T50">למכרז</text:span>, את הערכים של המשתתפים, את כלל-הבחירה ואת כלל-התשלום.</text:p>
      <text:p text:style-name="P23"><text:span text:style-name="T12">שאלה</text:span><text:span text:style-name="T14"> </text:span><text:span text:style-name="T23">3</text:span><text:span text:style-name="T12">: </text:span><text:span text:style-name="T15">תיכנות </text:span><text:span text:style-name="T22">- כלל-התשלום של מיירסון</text:span></text:p>
      <text:p text:style-name="Text_20_body"><text:span text:style-name="T15">נ</text:span><text:span text:style-name="T8">תו</text:span><text:span text:style-name="T15">נה פונקציה המייצגת כלל-בחירה. כותרת הפונקציה בפסאודו-Java היא:</text:span></text:p>
      <text:p text:style-name="P11"><text:span text:style-name="T8">bool[] choice</text:span><text:span text:style-name="T16">s</text:span><text:span text:style-name="T8"> (int[] values);</text:span></text:p>
      <text:p text:style-name="P15">הפונקציה מקבלת כקלט וקטור של מספרים המייצגים את הערכים של השחקנים. אנחנו מניחים שכל הערכים הם מספרים שלמים. <text:s text:c="2"/>הפונקציה מחזירה כפלט וקטור בוליאני המחזיר, לגבי כל שחקן, האם הוא <text:s/>נבחר או לא.</text:p>
      <text:p text:style-name="P19"><text:span text:style-name="T8">כיתבו פונקציה </text:span><text:span text:style-name="T17">המייצגת </text:span><text:span text:style-name="T8">את כלל-התשלום המתאים</text:span><text:span text:style-name="T16">,</text:span><text:span text:style-name="T8"> לפי </text:span><text:span text:style-name="T16">משפט </text:span><text:span text:style-name="T8">מיירסון</text:span><text:span text:style-name="T16">. כותרת הפונקציה:</text:span></text:p>
      <text:p text:style-name="P12">int[] payments (int[] values);</text:p>
      <text:p text:style-name="P20"><text:span text:style-name="T8">הפונקציה מקבלת כקלט את וקטור הערכים (כמו הפונקציה הקודמת), ומחזירה את וקטור </text:span><text:span text:style-name="T18">התשלומים</text:span><text:span text:style-name="T17"> </text:span><text:span text:style-name="T8">- מעוגלים למספר שלם</text:span><text:span text:style-name="T18">.</text:span></text:p>
      <text:p text:style-name="P16">הערות:</text:p>
      <text:list xml:id="list3260422589" text:style-name="L2">
        <text:list-item>
          <text:p text:style-name="P30"><text:soft-page-break/>אם הפונקציה מגלה שכלל-הבחירה אינו מונוטוני - היא צריכה לזרוק חריגה.</text:p>
        </text:list-item>
        <text:list-item>
          <text:p text:style-name="P31"><text:span text:style-name="T20">לא חייבים לכתוב בשפת Java תקנית - אפשר לכתוב בשפה אחרת או פסאודו-קוד, </text:span><text:span text:style-name="T19">העיקר שיהיה ברור מה עשיתם</text:span><text:span text:style-name="T20">. </text:span><text:span text:style-name="T19">אפשר </text:span><text:span text:style-name="T20">להמציא פונקציות בסיסיות לטיפול במערכים לפי הצורך, </text:span><text:span text:style-name="T19">בתנאי שמסבירים </text:span><text:span text:style-name="T20">מה הן עושות.</text:span></text:p>
        </text:list-item>
      </text:list>
      <text:p text:style-name="P24">שאלה <text:span text:style-name="T51">4</text:span>: בעיית תחנת המוניות עם נהגים אסטרטגיים</text:p>
      <text:p text:style-name="P9">בתחנת מוניות עובדים שלושה נהגים. כל נהג נמצא עכשיו במקום אחר. התחנה מקבלת בו-זמנית שלוש פניות מנוסעים הנמצאים במקומות שונים. התחנה צריכה להחליט איזה נהג לשלוח לאיזה נוסע. הנתונים:</text:p>
      <text:list xml:id="list476650334" text:style-name="L3">
        <text:list-item>
          <text:p text:style-name="P28">המרחק בין נהג i לבין נוסע j הוא: d[i,j] (ק"מ). </text:p>
        </text:list-item>
        <text:list-item>
          <text:p text:style-name="P29"><text:span text:style-name="T47">התחנה לא יודעת איפה נמצא כל נהג, ולכן לא יודעת את d[i,j]. <text:s/></text:span><text:span text:style-name="T48">הערך הזה ידוע רק לנהג i.</text:span></text:p>
        </text:list-item>
        <text:list-item>
          <text:p text:style-name="P28">מחיר של דלק לקילומטר הוא p (ש"ח).</text:p>
        </text:list-item>
      </text:list>
      <text:p text:style-name="P21">תארו אלגוריתם להתאמת נוסעים לנהגים, עם התכונות הבאות:</text:p>
      <text:list xml:id="list2946295143" text:style-name="L4">
        <text:list-item>
          <text:p text:style-name="P32">לכל נהג i כדאי לדווח את המרחק האמיתי בינו לבין כל נוסע (d[i,j] לכל j).</text:p>
        </text:list-item>
        <text:list-item>
          <text:p text:style-name="P32">האלגוריתם מוצא את ההשמה הזולה ביותר של נהגים לנוסעים.</text:p>
        </text:list-item>
      </text:list>
      <text:p text:style-name="P21">הדגימו את פעולת האלגוריתם: הסבירו מה מדווחים הנהגים, איזו השמה מחשב האלגוריתם, וכמה כל אחד משלם/מקבל.</text:p>
      <text:p text:style-name="P17"/>
      <text:p text:style-name="P25">מאמרים<text:span text:style-name="T37"> להרחבה ולמטלת רשות</text:span></text:p>
      <text:list xml:id="list3201133583" text:style-name="L5">
        <text:list-item>
          <text:p text:style-name="P33"><text:span text:style-name="Citation"><text:span text:style-name="T38">N Nisan, A Rone</text:span></text:span><text:span text:style-name="Citation"><text:span text:style-name="T39">n (2001): "</text:span></text:span><text:bookmark text:name="t1lPa5nCWBAJ"/><text:a xlink:type="simple" xlink:href="https://www.sciencedirect.com/science/article/pii/S089982569990790X" text:style-name="Internet_20_link" text:visited-style-name="Visited_20_Internet_20_Link"><text:span text:style-name="Citation"><text:span text:style-name="T38">Algorithmic mechanism design</text:span></text:span></text:a><text:a xlink:type="simple" xlink:href="https://www.sciencedirect.com/science/article/pii/S089982569990790X" text:style-name="Internet_20_link" text:visited-style-name="Visited_20_Internet_20_Link"><text:span text:style-name="Citation"><text:span text:style-name="T38">‏</text:span></text:span></text:a><text:span text:style-name="T39">"</text:span></text:p>
        </text:list-item>
        <text:list-item>
          <text:p text:style-name="P34"><text:span text:style-name="Citation"><text:span text:style-name="T40">D</text:span></text:span><text:span text:style-name="Citation"><text:span text:style-name="T41">. Mishra et al (2014): "</text:span></text:span><text:bookmark text:name="HQ-UyGS8-ekJ"/><text:a xlink:type="simple" xlink:href="https://www.sciencedirect.com/science/article/pii/S0022053114000866" text:style-name="Internet_20_link" text:visited-style-name="Visited_20_Internet_20_Link"><text:span text:style-name="Citation"><text:span text:style-name="T42">Multidimensional </text:span></text:span></text:a><text:a xlink:type="simple" xlink:href="https://www.sciencedirect.com/science/article/pii/S0022053114000866" text:style-name="Internet_20_link" text:visited-style-name="Visited_20_Internet_20_Link"><text:span text:style-name="Citation"><text:span text:style-name="T44">mechanism</text:span></text:span></text:a><text:a xlink:type="simple" xlink:href="https://www.sciencedirect.com/science/article/pii/S0022053114000866" text:style-name="Internet_20_link" text:visited-style-name="Visited_20_Internet_20_Link"><text:span text:style-name="Citation"><text:span text:style-name="T46"> </text:span></text:span></text:a><text:a xlink:type="simple" xlink:href="https://www.sciencedirect.com/science/article/pii/S0022053114000866" text:style-name="Internet_20_link" text:visited-style-name="Visited_20_Internet_20_Link"><text:span text:style-name="Citation"><text:span text:style-name="T42">design in single peaked type spaces‏</text:span></text:span></text:a><text:span text:style-name="Citation"><text:span text:style-name="T41">"</text:span></text:span></text:p>
        </text:list-item>
        <text:list-item>
          <text:p text:style-name="P34"><text:bookmark text:name="KmdI4IFv_J0J"/><text:span text:style-name="Citation"><text:span text:style-name="T43">T. Roughgarden and I Talgam-Cohen (2019): "</text:span></text:span><text:a xlink:type="simple" xlink:href="https://arxiv.org/abs/1812.11896" text:style-name="Internet_20_link" text:visited-style-name="Visited_20_Internet_20_Link"><text:span text:style-name="Citation"><text:span text:style-name="T41">Approximately optimal mechanism design‏</text:span></text:span></text:a><text:span text:style-name="Citation"><text:span text:style-name="T43">"</text:span></text:span></text:p>
        </text:list-item>
        <text:list-item>
          <text:p text:style-name="P34"><text:span text:style-name="Citation"><text:span text:style-name="T43">Chakrabarty and Swamy (2014): "</text:span></text:span><text:a xlink:type="simple" xlink:href="https://dl.acm.org/citation.cfm?id=2554810" text:style-name="Internet_20_link" text:visited-style-name="Visited_20_Internet_20_Link"><text:span text:style-name="Citation"><text:span text:style-name="T45">Welfare maximization and truthfulness in mechanism design with ordinal preferences‏</text:span></text:span></text:a><text:span text:style-name="Citation"><text:span text:style-name="T43">"</text:span></text:span></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4-03T22:12:09.191118908</dc:date>
    <meta:editing-duration>P11DT8H26M22S</meta:editing-duration>
    <meta:editing-cycles>1269</meta:editing-cycles>
    <meta:document-statistic meta:table-count="0" meta:image-count="0" meta:object-count="0" meta:page-count="3" meta:paragraph-count="40" meta:word-count="490" meta:character-count="2781" meta:non-whitespace-character-count="2340"/>
  </office:meta>
</office:document-meta>
</file>